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8255e" officeooo:paragraph-rsid="0018255e"/>
    </style:style>
    <style:style style:name="P2" style:family="paragraph" style:parent-style-name="Standard">
      <style:text-properties style:font-name="Monospace" fo:font-size="10pt" style:font-size-asian="10pt"/>
    </style:style>
    <style:style style:name="P3" style:family="paragraph" style:parent-style-name="Standard">
      <style:paragraph-properties fo:text-align="start" style:justify-single-word="false" fo:text-indent="0in" style:auto-text-indent="false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fo:color="#800000" loext:opacity="100%" style:font-name="Monospace" fo:font-size="10pt" fo:font-weight="bold" style:font-size-asian="10pt" style:font-weight-asian="bold"/>
    </style:style>
    <style:style style:name="T3" style:family="text">
      <style:text-properties fo:color="#212121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80" loext:opacity="100%" style:font-name="Monospace" fo:font-size="10pt" fo:font-weight="bold" style:font-size-asian="10pt" style:font-weight-asian="bold"/>
    </style:style>
    <style:style style:name="T6" style:family="text">
      <style:text-properties fo:color="#0000ff" loext:opacity="100%" style:font-name="Monospace" fo:font-size="10pt" style:font-size-asian="10pt"/>
    </style:style>
    <style:style style:name="T7" style:family="text">
      <style:text-properties fo:color="#ff0000" loext:opacity="100%" style:font-name="Monospace" fo:font-size="10pt" style:font-size-asian="10pt"/>
    </style:style>
    <style:style style:name="T8" style:family="text">
      <style:text-properties fo:color="#800000" loext:opacity="100%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color="#212121" loext:opacity="100%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80" loext:opacity="100%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fo:color="#ff0000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8e00c6" loext:opacity="100%" style:font-name="Monospace" fo:font-size="10pt" style:font-size-asian="10pt"/>
    </style:style>
    <style:style style:name="T14" style:family="text">
      <style:text-properties fo:color="#006464" loext:opacity="100%" style:font-name="Monospace" fo:font-size="10pt" style:font-size-asian="10pt"/>
    </style:style>
    <style:style style:name="T15" style:family="text">
      <style:text-properties fo:color="#006464" loext:opacity="100%" style:font-name="Monospace" fo:font-size="10pt" officeooo:rsid="001a733c" style:font-size-asian="10pt"/>
    </style:style>
    <style:style style:name="T16" style:family="text">
      <style:text-properties style:font-name="Monospace" fo:font-size="12pt" style:font-size-asian="12pt"/>
    </style:style>
    <style:style style:name="T17" style:family="text">
      <style:text-properties fo:color="#800000" loext:opacity="100%" style:font-name="Monospace" fo:font-size="12pt" style:text-underline-style="solid" style:text-underline-width="auto" style:text-underline-color="font-color" fo:font-weight="bold" style:font-size-asian="12pt" style:font-weight-asian="bold"/>
    </style:style>
    <style:style style:name="T18" style:family="text">
      <style:text-properties fo:color="#212121" loext:opacity="100%" style:font-name="Monospace" fo:font-size="12pt" style:text-underline-style="solid" style:text-underline-width="auto" style:text-underline-color="font-color" style:font-size-asian="12pt"/>
    </style:style>
    <style:style style:name="T19" style:family="text">
      <style:text-properties fo:color="#8e00c6" loext:opacity="100%" style:font-name="Monospace" fo:font-size="12pt" style:text-underline-style="solid" style:text-underline-width="auto" style:text-underline-color="font-color" style:font-size-asian="12pt"/>
    </style:style>
    <style:style style:name="T20" style:family="text">
      <style:text-properties fo:color="#006464" loext:opacity="100%" style:font-name="Monospace" fo:font-size="12pt" style:text-underline-style="solid" style:text-underline-width="auto" style:text-underline-color="font-color" style:font-size-asian="12pt"/>
    </style:style>
    <style:style style:name="T21" style:family="text">
      <style:text-properties fo:color="#000080" loext:opacity="100%" style:font-name="Monospace" fo:font-size="12pt" style:text-underline-style="solid" style:text-underline-width="auto" style:text-underline-color="font-color" fo:font-weight="bold" style:font-size-asian="12pt" style:font-weight-asian="bold"/>
    </style:style>
    <style:style style:name="T22" style:family="text">
      <style:text-properties fo:color="#ff0000" loext:opacity="100%" style:font-name="Monospace" fo:font-size="12pt" style:text-underline-style="solid" style:text-underline-width="auto" style:text-underline-color="font-color" style:font-size-asian="12pt"/>
    </style:style>
    <style:style style:name="T23" style:family="text">
      <style:text-properties fo:color="#800000" loext:opacity="100%" style:font-name="Monospace" fo:font-size="12pt" fo:font-weight="bold" style:font-size-asian="12pt" style:font-weight-asian="bold"/>
    </style:style>
    <style:style style:name="T24" style:family="text">
      <style:text-properties fo:color="#212121" loext:opacity="100%" style:font-name="Monospace" fo:font-size="12pt" style:font-size-asian="12pt"/>
    </style:style>
    <style:style style:name="T25" style:family="text">
      <style:text-properties fo:color="#8e00c6" loext:opacity="100%" style:font-name="Monospace" fo:font-size="12pt" style:font-size-asian="12pt"/>
    </style:style>
    <style:style style:name="T26" style:family="text">
      <style:text-properties fo:color="#ff0000" loext:opacity="100%" style:font-name="Monospace" fo:font-size="12pt" style:font-size-asian="12pt"/>
    </style:style>
    <style:style style:name="T27" style:family="text">
      <style:text-properties fo:color="#000000" loext:opacity="100%" style:font-name="Monospace" fo:font-size="12pt" style:text-underline-style="solid" style:text-underline-width="auto" style:text-underline-color="font-color" style:font-size-asian="12pt"/>
    </style:style>
    <style:style style:name="T28" style:family="text">
      <style:text-properties fo:color="#000000" loext:opacity="100%" style:font-name="Monospace" fo:font-size="12pt" style:font-size-asian="12pt"/>
    </style:style>
    <style:style style:name="T29" style:family="text">
      <style:text-properties fo:color="#006464" loext:opacity="100%" style:font-name="Monospace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 table</text:p>
      <text:p text:style-name="P1">subject_id</text:p>
      <text:p text:style-name="P1">name</text:p>
      <text:p text:style-name="P1">introduction</text:p>
      <text:p text:style-name="P1">apendix</text:p>
      <text:p text:style-name="P1">video_files</text:p>
      <text:p text:style-name="P1"/>
      <text:p text:style-name="P1"/>
      <text:p text:style-name="P1">Question Id</text:p>
      <text:p text:style-name="P1">question_id</text:p>
      <text:p text:style-name="P1">subject_id</text:p>
      <text:p text:style-name="P1">name</text:p>
      <text:p text:style-name="P1">info</text:p>
      <text:p text:style-name="P1"/>
      <text:p text:style-name="P1"/>
      <text:p text:style-name="P1">Question information</text:p>
      <text:p text:style-name="P1">information_id</text:p>
      <text:p text:style-name="P1">answ0</text:p>
      <text:p text:style-name="P1">answ1</text:p>
      <text:p text:style-name="P1">answ2</text:p>
      <text:p text:style-name="P1">answ3</text:p>
      <text:p text:style-name="P1">answ4</text:p>
      <text:p text:style-name="P1">answ5</text:p>
      <text:p text:style-name="P1">question_information</text:p>
      <text:p text:style-name="P1">choice0</text:p>
      <text:p text:style-name="P1">choice1</text:p>
      <text:p text:style-name="P1">choice2</text:p>
      <text:p text:style-name="P1">choice3</text:p>
      <text:p text:style-name="P1">choice4</text:p>
      <text:p text:style-name="P1">choice5</text:p>
      <text:p text:style-name="P1">firstHint</text:p>
      <text:p text:style-name="P1">secondHint</text:p>
      <text:p text:style-name="P1">thirdHint</text:p>
      <text:p text:style-name="P1">reply0</text:p>
      <text:p text:style-name="P1">reply1</text:p>
      <text:p text:style-name="P1">reply2</text:p>
      <text:p text:style-name="P1">reply3</text:p>
      <text:p text:style-name="P1">reply4</text:p>
      <text:p text:style-name="P1">reply5</text:p>
      <text:p text:style-name="P1"/>
      <text:p text:style-name="P2" loext:marker-style-name="T1"/>
      <text:p text:style-name="P3" loext:marker-style-name="T1"><text:span text:style-name="T2">create</text:span><text:span text:style-name="T3"> </text:span><text:span text:style-name="T2">table</text:span><text:span text:style-name="T3"> </text:span><text:span text:style-name="T4">subject</text:span><text:span text:style-name="T3"> (</text:span></text:p>
      <text:p text:style-name="P3" loext:marker-style-name="T1"><text:span text:style-name="T4">subject_id</text:span><text:span text:style-name="T3"> </text:span><text:span text:style-name="T5">bigint</text:span><text:span text:style-name="T3"> </text:span><text:span text:style-name="T2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3" loext:marker-style-name="T1"><text:span text:style-name="T4">name</text:span><text:span text:style-name="T3"> </text:span><text:span text:style-name="T5">varchar</text:span><text:span text:style-name="T3">(</text:span><text:span text:style-name="T6">8000</text:span><text:span text:style-name="T3">),</text:span></text:p>
      <text:p text:style-name="P3" loext:marker-style-name="T1"><text:span text:style-name="T4">introduction</text:span><text:span text:style-name="T3"> </text:span><text:span text:style-name="T5">text</text:span><text:span text:style-name="T3">,</text:span></text:p>
      <text:p text:style-name="P3" loext:marker-style-name="T1"><text:span text:style-name="T4">apendix</text:span><text:span text:style-name="T3"> </text:span><text:span text:style-name="T5">text</text:span><text:span text:style-name="T3">,</text:span></text:p>
      <text:p text:style-name="P3" loext:marker-style-name="T1"><text:span text:style-name="T4">video_files</text:span><text:span text:style-name="T3"> </text:span><text:span text:style-name="T5">text</text:span><text:span text:style-name="T3">,</text:span></text:p>
      <text:p text:style-name="P3" loext:marker-style-name="T1"><text:span text:style-name="T4">creator</text:span><text:span text:style-name="T3"> </text:span><text:span text:style-name="T4">bigint</text:span><text:span text:style-name="T3">,</text:span></text:p>
      <text:p text:style-name="P3" loext:marker-style-name="T1"><text:span text:style-name="T4">timestamp</text:span><text:span text:style-name="T3"> </text:span><text:span text:style-name="T5">bigint</text:span><text:span text:style-name="T3">,</text:span></text:p>
      <text:p text:style-name="P3" loext:marker-style-name="T1"><text:span text:style-name="T4">last_altered_by</text:span><text:span text:style-name="T3"> </text:span><text:span text:style-name="T5">bigint</text:span><text:span text:style-name="T3">,</text:span></text:p>
      <text:p text:style-name="P3" loext:marker-style-name="T1"><text:soft-page-break/><text:span text:style-name="T4">changes</text:span><text:span text:style-name="T3"> </text:span><text:span text:style-name="T5">text</text:span><text:span text:style-name="T3">,</text:span></text:p>
      <text:p text:style-name="P3" loext:marker-style-name="T1"><text:span text:style-name="T4">visible</text:span><text:span text:style-name="T3"> </text:span><text:span text:style-name="T5">int</text:span></text:p>
      <text:p text:style-name="P3" loext:marker-style-name="T1"><text:span text:style-name="T3">)</text:span><text:span text:style-name="T7">;</text:span></text:p>
      <text:p text:style-name="P3" loext:marker-style-name="T1"><text:span text:style-name="T2">drop</text:span><text:span text:style-name="T3"> </text:span><text:span text:style-name="T2">table</text:span><text:span text:style-name="T3"> </text:span><text:span text:style-name="T4">subject</text:span><text:span text:style-name="T7">;</text:span></text:p>
      <text:p text:style-name="P3" loext:marker-style-name="T1"><text:span text:style-name="T2">drop</text:span><text:span text:style-name="T3"> </text:span><text:span text:style-name="T2">table</text:span><text:span text:style-name="T3"> </text:span><text:span text:style-name="T4">question_id</text:span><text:span text:style-name="T7">;</text:span></text:p>
      <text:p text:style-name="P3" loext:marker-style-name="T1"><text:span text:style-name="T2">drop</text:span><text:span text:style-name="T3"> </text:span><text:span text:style-name="T2">table</text:span><text:span text:style-name="T3"> </text:span><text:span text:style-name="T4">question_information</text:span><text:span text:style-name="T7">;</text:span></text:p>
      <text:p text:style-name="P4" loext:marker-style-name="T1"/>
      <text:p text:style-name="P3" loext:marker-style-name="T1"><text:span text:style-name="T2">CREATE</text:span><text:span text:style-name="T3"> </text:span><text:span text:style-name="T2">TABLE</text:span><text:span text:style-name="T3"> </text:span><text:span text:style-name="T4">question_id</text:span><text:span text:style-name="T3"> (</text:span></text:p>
      <text:p text:style-name="P3" loext:marker-style-name="T1"><text:span text:style-name="T4">question_id</text:span><text:span text:style-name="T3"> </text:span><text:span text:style-name="T5">bigint</text:span><text:span text:style-name="T3"> </text:span><text:span text:style-name="T2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3" loext:marker-style-name="T1"><text:span text:style-name="T4">subject_id</text:span><text:span text:style-name="T3"> </text:span><text:span text:style-name="T5">bigint</text:span><text:span text:style-name="T3">,</text:span></text:p>
      <text:p text:style-name="P3" loext:marker-style-name="T1"><text:span text:style-name="T4">name</text:span><text:span text:style-name="T3"> </text:span><text:span text:style-name="T5">varchar</text:span><text:span text:style-name="T3">(</text:span><text:span text:style-name="T6">8000</text:span><text:span text:style-name="T3">),</text:span></text:p>
      <text:p text:style-name="P3" loext:marker-style-name="T1"><text:span text:style-name="T4">info</text:span><text:span text:style-name="T3"> </text:span><text:span text:style-name="T5">text</text:span><text:span text:style-name="T3">,</text:span></text:p>
      <text:p text:style-name="P3" loext:marker-style-name="T1"><text:span text:style-name="T4">creator</text:span><text:span text:style-name="T3"> </text:span><text:span text:style-name="T5">bigint</text:span><text:span text:style-name="T3">,</text:span></text:p>
      <text:p text:style-name="P3" loext:marker-style-name="T1"><text:span text:style-name="T5">timestamp</text:span><text:span text:style-name="T3"> </text:span><text:span text:style-name="T5">bigint</text:span><text:span text:style-name="T3">,</text:span></text:p>
      <text:p text:style-name="P3" loext:marker-style-name="T1"><text:span text:style-name="T4">visible</text:span><text:span text:style-name="T3"> </text:span><text:span text:style-name="T5">int</text:span></text:p>
      <text:p text:style-name="P3" loext:marker-style-name="T1"><text:span text:style-name="T3">)</text:span><text:span text:style-name="T7">;</text:span><text:span text:style-name="T3"> </text:span></text:p>
      <text:p text:style-name="P3" loext:marker-style-name="T1"><text:span text:style-name="T8">create</text:span><text:span text:style-name="T9"> </text:span><text:span text:style-name="T8">table</text:span><text:span text:style-name="T9"> </text:span><text:span text:style-name="T10">question_information</text:span><text:span text:style-name="T9"> (</text:span></text:p>
      <text:p text:style-name="P3" loext:marker-style-name="T1"><text:span text:style-name="T10">information_id</text:span><text:span text:style-name="T9"> </text:span><text:span text:style-name="T11">bigint</text:span><text:span text:style-name="T9"> </text:span><text:span text:style-name="T8">primary</text:span><text:span text:style-name="T9"> </text:span><text:span text:style-name="T8">key</text:span><text:span text:style-name="T9"> </text:span><text:span text:style-name="T8">auto_increment</text:span><text:span text:style-name="T9">,</text:span></text:p>
      <text:p text:style-name="P3" loext:marker-style-name="T1"><text:span text:style-name="T10">question_id</text:span><text:span text:style-name="T9"> </text:span><text:span text:style-name="T11">bigint</text:span><text:span text:style-name="T9">,</text:span></text:p>
      <text:p text:style-name="P3" loext:marker-style-name="T1"><text:span text:style-name="T10">answ0</text:span><text:span text:style-name="T9"> </text:span><text:span text:style-name="T11">text</text:span><text:span text:style-name="T9">,</text:span></text:p>
      <text:p text:style-name="P3" loext:marker-style-name="T1"><text:span text:style-name="T10">answ1</text:span><text:span text:style-name="T9"> </text:span><text:span text:style-name="T11">text</text:span><text:span text:style-name="T9">,</text:span></text:p>
      <text:p text:style-name="P3" loext:marker-style-name="T1"><text:span text:style-name="T10">answ2</text:span><text:span text:style-name="T9"> </text:span><text:span text:style-name="T11">text</text:span><text:span text:style-name="T9">,</text:span></text:p>
      <text:p text:style-name="P3" loext:marker-style-name="T1"><text:span text:style-name="T10">answ3</text:span><text:span text:style-name="T9"> </text:span><text:span text:style-name="T11">text</text:span><text:span text:style-name="T9">,</text:span></text:p>
      <text:p text:style-name="P3" loext:marker-style-name="T1"><text:span text:style-name="T10">answ4</text:span><text:span text:style-name="T9"> </text:span><text:span text:style-name="T11">text</text:span><text:span text:style-name="T9">,</text:span></text:p>
      <text:p text:style-name="P3" loext:marker-style-name="T1"><text:span text:style-name="T10">answ5</text:span><text:span text:style-name="T9"> </text:span><text:span text:style-name="T11">text</text:span><text:span text:style-name="T9">,</text:span></text:p>
      <text:p text:style-name="P3" loext:marker-style-name="T1"><text:span text:style-name="T10">question_information</text:span><text:span text:style-name="T9"> </text:span><text:span text:style-name="T11">text</text:span><text:span text:style-name="T9">,</text:span></text:p>
      <text:p text:style-name="P3" loext:marker-style-name="T1"><text:span text:style-name="T10">choice0</text:span><text:span text:style-name="T9"> </text:span><text:span text:style-name="T11">text</text:span><text:span text:style-name="T9">,</text:span></text:p>
      <text:p text:style-name="P3" loext:marker-style-name="T1"><text:span text:style-name="T10">choice1</text:span><text:span text:style-name="T9"> </text:span><text:span text:style-name="T11">text</text:span><text:span text:style-name="T9">,</text:span></text:p>
      <text:p text:style-name="P3" loext:marker-style-name="T1"><text:span text:style-name="T10">choice2</text:span><text:span text:style-name="T9"> </text:span><text:span text:style-name="T11">text</text:span><text:span text:style-name="T9">,</text:span></text:p>
      <text:p text:style-name="P3" loext:marker-style-name="T1"><text:span text:style-name="T10">choice3</text:span><text:span text:style-name="T9"> </text:span><text:span text:style-name="T11">text</text:span><text:span text:style-name="T9">,</text:span></text:p>
      <text:p text:style-name="P3" loext:marker-style-name="T1"><text:span text:style-name="T10">choice4</text:span><text:span text:style-name="T9"> </text:span><text:span text:style-name="T11">text</text:span><text:span text:style-name="T9">,</text:span></text:p>
      <text:p text:style-name="P3" loext:marker-style-name="T1"><text:span text:style-name="T10">choice5</text:span><text:span text:style-name="T9"> </text:span><text:span text:style-name="T11">text</text:span><text:span text:style-name="T9">,</text:span></text:p>
      <text:p text:style-name="P3" loext:marker-style-name="T1"><text:span text:style-name="T10">hint0</text:span><text:span text:style-name="T9"> </text:span><text:span text:style-name="T11">text</text:span><text:span text:style-name="T9">,</text:span></text:p>
      <text:p text:style-name="P3" loext:marker-style-name="T1"><text:span text:style-name="T10">hint1</text:span><text:span text:style-name="T9"> </text:span><text:span text:style-name="T11">text</text:span><text:span text:style-name="T9">,</text:span></text:p>
      <text:p text:style-name="P3" loext:marker-style-name="T1"><text:span text:style-name="T10">hint2</text:span><text:span text:style-name="T9"> </text:span><text:span text:style-name="T11">text</text:span><text:span text:style-name="T9">,</text:span></text:p>
      <text:p text:style-name="P3" loext:marker-style-name="T1"><text:span text:style-name="T10">reply0</text:span><text:span text:style-name="T9"> </text:span><text:span text:style-name="T11">text</text:span><text:span text:style-name="T9">,</text:span></text:p>
      <text:p text:style-name="P3" loext:marker-style-name="T1"><text:span text:style-name="T10">reply1</text:span><text:span text:style-name="T9"> </text:span><text:span text:style-name="T11">text</text:span><text:span text:style-name="T9">,</text:span></text:p>
      <text:p text:style-name="P3" loext:marker-style-name="T1"><text:span text:style-name="T10">reply2</text:span><text:span text:style-name="T9"> </text:span><text:span text:style-name="T11">text</text:span><text:span text:style-name="T9">,</text:span></text:p>
      <text:p text:style-name="P3" loext:marker-style-name="T1"><text:span text:style-name="T10">reply3</text:span><text:span text:style-name="T9"> </text:span><text:span text:style-name="T11">text</text:span><text:span text:style-name="T9">,</text:span></text:p>
      <text:p text:style-name="P3" loext:marker-style-name="T1"><text:span text:style-name="T10">reply4</text:span><text:span text:style-name="T9"> </text:span><text:span text:style-name="T11">text</text:span><text:span text:style-name="T9">,</text:span></text:p>
      <text:p text:style-name="P3" loext:marker-style-name="T1"><text:span text:style-name="T10">reply5</text:span><text:span text:style-name="T9"> </text:span><text:span text:style-name="T11">text</text:span><text:span text:style-name="T9">,</text:span></text:p>
      <text:p text:style-name="P3" loext:marker-style-name="T1"><text:span text:style-name="T10">correct_choice</text:span><text:span text:style-name="T9"> </text:span><text:span text:style-name="T11">int</text:span><text:span text:style-name="T9">,</text:span></text:p>
      <text:p text:style-name="P3" loext:marker-style-name="T1"><text:span text:style-name="T10">creator</text:span><text:span text:style-name="T9"> </text:span><text:span text:style-name="T11">bigint</text:span><text:span text:style-name="T9">,</text:span></text:p>
      <text:p text:style-name="P3" loext:marker-style-name="T1"><text:span text:style-name="T11">timestamp</text:span><text:span text:style-name="T9"> </text:span><text:span text:style-name="T11">bigint</text:span><text:span text:style-name="T9">,</text:span></text:p>
      <text:p text:style-name="P3" loext:marker-style-name="T1"><text:span text:style-name="T10">last_altered_by</text:span><text:span text:style-name="T9"> </text:span><text:span text:style-name="T11">bigint</text:span><text:span text:style-name="T9">,</text:span></text:p>
      <text:p text:style-name="P3" loext:marker-style-name="T1"><text:span text:style-name="T10">changes</text:span><text:span text:style-name="T9"> </text:span><text:span text:style-name="T11">text</text:span><text:span text:style-name="T9">,</text:span></text:p>
      <text:p text:style-name="P3" loext:marker-style-name="T1"><text:span text:style-name="T10">visible</text:span><text:span text:style-name="T9"> </text:span><text:span text:style-name="T11">int</text:span></text:p>
      <text:p text:style-name="P3" loext:marker-style-name="T1"><text:span text:style-name="T9">)</text:span><text:span text:style-name="T12">;</text:span></text:p>
      <text:p text:style-name="P3" loext:marker-style-name="T1"><text:span text:style-name="T2">create</text:span><text:span text:style-name="T3"> </text:span><text:span text:style-name="T2">table</text:span><text:span text:style-name="T3"> </text:span><text:span text:style-name="T13">users</text:span><text:span text:style-name="T3"> (</text:span></text:p>
      <text:p text:style-name="P3" loext:marker-style-name="T1"><text:span text:style-name="T14">id</text:span><text:span text:style-name="T3"> </text:span><text:span text:style-name="T5">bigint</text:span><text:span text:style-name="T3"> </text:span><text:span text:style-name="T2">primary</text:span><text:span text:style-name="T3"> </text:span><text:span text:style-name="T2">key</text:span><text:span text:style-name="T3"> </text:span><text:span text:style-name="T2">auto_increment</text:span><text:span text:style-name="T3">,</text:span></text:p>
      <text:p text:style-name="P3" loext:marker-style-name="T1"><text:span text:style-name="T14">email</text:span><text:span text:style-name="T3"> </text:span><text:span text:style-name="T5">varchar</text:span><text:span text:style-name="T3">(</text:span><text:span text:style-name="T6">2000</text:span><text:span text:style-name="T3">),</text:span></text:p>
      <text:p text:style-name="P3" loext:marker-style-name="T1"><text:span text:style-name="T14">created_timestamp</text:span><text:span text:style-name="T3"> </text:span><text:span text:style-name="T5">bigint</text:span><text:span text:style-name="T3">,</text:span></text:p>
      <text:p text:style-name="P3" loext:marker-style-name="T1"><text:span text:style-name="T14">last_login_timestamp</text:span><text:span text:style-name="T3"> </text:span><text:span text:style-name="T5">bigint</text:span><text:span text:style-name="T3">,</text:span></text:p>
      <text:p text:style-name="P3" loext:marker-style-name="T1"><text:soft-page-break/><text:span text:style-name="T14">failed_attempts</text:span><text:span text:style-name="T3"> </text:span><text:span text:style-name="T5">int</text:span><text:span text:style-name="T3">,</text:span></text:p>
      <text:p text:style-name="P3" loext:marker-style-name="T1"><text:span text:style-name="T14">first_name</text:span><text:span text:style-name="T3"> </text:span><text:span text:style-name="T5">varchar</text:span><text:span text:style-name="T3">(</text:span><text:span text:style-name="T6">200</text:span><text:span text:style-name="T3">),</text:span></text:p>
      <text:p text:style-name="P3" loext:marker-style-name="T1"><text:span text:style-name="T14">middle_names</text:span><text:span text:style-name="T3"> </text:span><text:span text:style-name="T5">varchar</text:span><text:span text:style-name="T3">(</text:span><text:span text:style-name="T6">400</text:span><text:span text:style-name="T3">),</text:span></text:p>
      <text:p text:style-name="P3" loext:marker-style-name="T1"><text:span text:style-name="T15">surname</text:span><text:span text:style-name="T3"> </text:span><text:span text:style-name="T5">varchar</text:span><text:span text:style-name="T3">(</text:span><text:span text:style-name="T6">200</text:span><text:span text:style-name="T3">)</text:span></text:p>
      <text:p text:style-name="P3" loext:marker-style-name="T1"><text:span text:style-name="T3">)</text:span><text:span text:style-name="T7">;</text:span></text:p>
      <text:p text:style-name="P3" loext:marker-style-name="T1"><text:span text:style-name="T2">alter</text:span><text:span text:style-name="T3"> </text:span><text:span text:style-name="T2">table</text:span><text:span text:style-name="T3"> </text:span><text:span text:style-name="T13">question_id</text:span></text:p>
      <text:p text:style-name="P3" loext:marker-style-name="T1"><text:span text:style-name="T2">add</text:span><text:span text:style-name="T3"> </text:span><text:span text:style-name="T2">constraint</text:span><text:span text:style-name="T3"> </text:span><text:span text:style-name="T4">fk_question_id</text:span></text:p>
      <text:p text:style-name="P3" loext:marker-style-name="T1"><text:span text:style-name="T2">foreign</text:span><text:span text:style-name="T3"> </text:span><text:span text:style-name="T2">key</text:span><text:span text:style-name="T3"> (</text:span><text:span text:style-name="T14">subject_id</text:span><text:span text:style-name="T3">) </text:span></text:p>
      <text:p text:style-name="P3" loext:marker-style-name="T1"><text:span text:style-name="T2">references</text:span><text:span text:style-name="T3"> </text:span><text:span text:style-name="T13">subject</text:span><text:span text:style-name="T3"> (</text:span><text:span text:style-name="T14">subject_id</text:span><text:span text:style-name="T3">)</text:span></text:p>
      <text:p text:style-name="P3" loext:marker-style-name="T1"><text:span text:style-name="T2">on</text:span><text:span text:style-name="T3"> </text:span><text:span text:style-name="T2">delete</text:span><text:span text:style-name="T3"> </text:span><text:span text:style-name="T2">cascade</text:span></text:p>
      <text:p text:style-name="P3" loext:marker-style-name="T1"><text:span text:style-name="T2">on</text:span><text:span text:style-name="T3"> </text:span><text:span text:style-name="T2">update</text:span><text:span text:style-name="T3"> </text:span><text:span text:style-name="T2">cascade</text:span><text:span text:style-name="T7">;</text:span></text:p>
      <text:p text:style-name="P4" loext:marker-style-name="T1"/>
      <text:p text:style-name="P3" loext:marker-style-name="T1"><text:span text:style-name="T2">alter</text:span><text:span text:style-name="T3"> </text:span><text:span text:style-name="T2">table</text:span><text:span text:style-name="T3"> </text:span><text:span text:style-name="T13">question_information</text:span></text:p>
      <text:p text:style-name="P3" loext:marker-style-name="T1"><text:span text:style-name="T2">add</text:span><text:span text:style-name="T3"> </text:span><text:span text:style-name="T2">constraint</text:span><text:span text:style-name="T3"> </text:span><text:span text:style-name="T4">fk_question_information</text:span></text:p>
      <text:p text:style-name="P3" loext:marker-style-name="T1"><text:span text:style-name="T2">foreign</text:span><text:span text:style-name="T3"> </text:span><text:span text:style-name="T2">key</text:span><text:span text:style-name="T3"> (</text:span><text:span text:style-name="T14">question_id</text:span><text:span text:style-name="T3">) </text:span></text:p>
      <text:p text:style-name="P3" loext:marker-style-name="T1"><text:span text:style-name="T2">references</text:span><text:span text:style-name="T3"> </text:span><text:span text:style-name="T13">question_id</text:span><text:span text:style-name="T3"> (</text:span><text:span text:style-name="T14">question_id</text:span><text:span text:style-name="T3">)</text:span></text:p>
      <text:p text:style-name="P3" loext:marker-style-name="T1"><text:span text:style-name="T2">on</text:span><text:span text:style-name="T3"> </text:span><text:span text:style-name="T2">delete</text:span><text:span text:style-name="T3"> </text:span><text:span text:style-name="T2">cascade</text:span></text:p>
      <text:p text:style-name="P1"><text:span text:style-name="T2">on</text:span><text:span text:style-name="T3"> </text:span><text:span text:style-name="T2">update</text:span><text:span text:style-name="T3"> </text:span><text:span text:style-name="T2">cascade</text:span><text:span text:style-name="T7">;</text:span></text:p>
      <text:p text:style-name="P3" loext:marker-style-name="T16"><text:span text:style-name="T17">create</text:span><text:span text:style-name="T18"> </text:span><text:span text:style-name="T17">table</text:span><text:span text:style-name="T18"> </text:span><text:span text:style-name="T19">qIdiId</text:span><text:span text:style-name="T18"> (</text:span></text:p>
      <text:p text:style-name="P3" loext:marker-style-name="T16"><text:span text:style-name="T20">id</text:span><text:span text:style-name="T18"> </text:span><text:span text:style-name="T21">bigint</text:span><text:span text:style-name="T18"> </text:span><text:span text:style-name="T17">primary</text:span><text:span text:style-name="T18"> </text:span><text:span text:style-name="T17">key</text:span><text:span text:style-name="T18"> </text:span><text:span text:style-name="T17">auto_increment</text:span><text:span text:style-name="T18">,</text:span></text:p>
      <text:p text:style-name="P3" loext:marker-style-name="T16"><text:span text:style-name="T20">question_id</text:span><text:span text:style-name="T18"> </text:span><text:span text:style-name="T21">bigint</text:span><text:span text:style-name="T18"> ,</text:span></text:p>
      <text:p text:style-name="P3" loext:marker-style-name="T16"><text:span text:style-name="T20">information_id</text:span><text:span text:style-name="T18"> </text:span><text:span text:style-name="T21">bigint</text:span><text:span text:style-name="T18">,</text:span></text:p>
      <text:p text:style-name="P3" loext:marker-style-name="T16"><text:span text:style-name="T20">subject_id</text:span><text:span text:style-name="T18"> </text:span><text:span text:style-name="T21">bigint</text:span></text:p>
      <text:p text:style-name="P3" loext:marker-style-name="T16"><text:span text:style-name="T18">)</text:span><text:span text:style-name="T22">;</text:span></text:p>
      <text:p text:style-name="P3" loext:marker-style-name="T16"><text:span text:style-name="T23">SELECT</text:span><text:span text:style-name="T24"> * </text:span><text:span text:style-name="T23">from</text:span><text:span text:style-name="T24"> </text:span><text:span text:style-name="T25">qIdiId</text:span><text:span text:style-name="T26">;</text:span></text:p>
      <text:p text:style-name="P3" loext:marker-style-name="T16"><text:span text:style-name="T17">delete</text:span><text:span text:style-name="T18"> </text:span><text:span text:style-name="T17">table</text:span><text:span text:style-name="T18"> </text:span><text:span text:style-name="T27">qIdiId</text:span><text:span text:style-name="T22">;</text:span></text:p>
      <text:p text:style-name="P3" loext:marker-style-name="T16"><text:span text:style-name="T23">alter</text:span><text:span text:style-name="T24"> </text:span><text:span text:style-name="T23">table</text:span><text:span text:style-name="T24"> </text:span><text:span text:style-name="T25">qIdiId</text:span></text:p>
      <text:p text:style-name="P3" loext:marker-style-name="T16"><text:span text:style-name="T23">add</text:span><text:span text:style-name="T24"> </text:span><text:span text:style-name="T23">constraint</text:span><text:span text:style-name="T24"> </text:span><text:span text:style-name="T28">fk_quesiton_id_information</text:span></text:p>
      <text:p text:style-name="P3" loext:marker-style-name="T16"><text:span text:style-name="T23">foreign</text:span><text:span text:style-name="T24"> </text:span><text:span text:style-name="T23">key</text:span><text:span text:style-name="T24"> (</text:span><text:span text:style-name="T29">question_id</text:span><text:span text:style-name="T24">) </text:span></text:p>
      <text:p text:style-name="P3" loext:marker-style-name="T16"><text:span text:style-name="T23">references</text:span><text:span text:style-name="T24"> </text:span><text:span text:style-name="T25">question_id</text:span><text:span text:style-name="T24"> (</text:span><text:span text:style-name="T29">question_id</text:span><text:span text:style-name="T24">)</text:span></text:p>
      <text:p text:style-name="P3" loext:marker-style-name="T16"><text:span text:style-name="T23">on</text:span><text:span text:style-name="T24"> </text:span><text:span text:style-name="T23">delete</text:span><text:span text:style-name="T24"> </text:span><text:span text:style-name="T23">cascade</text:span></text:p>
      <text:p text:style-name="P3" loext:marker-style-name="T16"><text:span text:style-name="T23">on</text:span><text:span text:style-name="T24"> </text:span><text:span text:style-name="T23">update</text:span><text:span text:style-name="T24"> </text:span><text:span text:style-name="T23">cascade</text:span><text:span text:style-name="T26">;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4:02:42.976936138</meta:creation-date>
    <dc:date>2026-01-16T18:43:22.649414646</dc:date>
    <meta:editing-duration>PT46M2S</meta:editing-duration>
    <meta:editing-cycles>4</meta:editing-cycles>
    <meta:generator>LibreOffice/25.8.3.2$Linux_X86_64 LibreOffice_project/580$Build-2</meta:generator>
    <meta:document-statistic meta:table-count="0" meta:image-count="0" meta:object-count="0" meta:page-count="3" meta:paragraph-count="127" meta:word-count="267" meta:character-count="2067" meta:non-whitespace-character-count="1923"/>
  </office:meta>
</office:document-meta>
</file>